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0976D7E3CAF0933C50B.png" manifest:media-type="image/png"/>
  <manifest:file-entry manifest:full-path="Pictures/10000000000003D100000426C5D1CD9A6A3E0F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fdc20" officeooo:paragraph-rsid="001fdc20"/>
    </style:style>
    <style:style style:name="P2" style:family="paragraph" style:parent-style-name="Standard">
      <style:text-properties style:font-name="Liberation Sans" officeooo:rsid="0021171f" officeooo:paragraph-rsid="0021171f"/>
    </style:style>
    <style:style style:name="P3" style:family="paragraph" style:parent-style-name="Standard">
      <style:paragraph-properties fo:break-before="page"/>
      <style:text-properties style:font-name="Liberation Sans" officeooo:rsid="0021171f" officeooo:paragraph-rsid="00211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1"/>
      <text:p text:style-name="P2">Co<draw:frame draw:style-name="fr2" draw:name="Image1" text:anchor-type="char" svg:y="0.452in" svg:width="6.9252in" svg:height="7.5972in" draw:z-index="0"><draw:image xlink:href="Pictures/10000000000003D100000426C5D1CD9A6A3E0F5C.png" xlink:type="simple" xlink:show="embed" xlink:actuate="onLoad" draw:mime-type="image/png"/></draw:frame>de:</text:p>
      <text:p text:style-name="P3">Sample Output:</text:p>
      <text:p text:style-name="P2"><draw:frame draw:style-name="fr1" draw:name="Image2" text:anchor-type="char" svg:x="0.8583in" svg:y="0.1701in" svg:width="5.2083in" svg:height="1.5728in" draw:z-index="1"><draw:image xlink:href="Pictures/10000000000001F4000000976D7E3CAF0933C5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4:46:56.218740909</meta:creation-date>
    <dc:date>2021-03-22T14:49:00.740261214</dc:date>
    <meta:editing-duration>PT2M4S</meta:editing-duration>
    <meta:editing-cycles>3</meta:editing-cycles>
    <meta:generator>LibreOffice/7.1.1.2$Linux_X86_64 LibreOffice_project/10$Build-2</meta:generator>
    <meta:document-statistic meta:table-count="0" meta:image-count="2" meta:object-count="0" meta:page-count="2" meta:paragraph-count="3" meta:word-count="5" meta:character-count="35" meta:non-whitespace-character-count="33"/>
  </office:meta>
</office:document-meta>
</file>